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80d0" officeooo:paragraph-rsid="000780d0"/>
    </style:style>
    <style:style style:name="P2" style:family="paragraph" style:parent-style-name="Standard">
      <style:text-properties officeooo:rsid="000780d0" officeooo:paragraph-rsid="0007827a"/>
    </style:style>
    <style:style style:name="P3" style:family="paragraph" style:parent-style-name="Standard">
      <style:text-properties officeooo:rsid="0007827a" officeooo:paragraph-rsid="0007827a"/>
    </style:style>
    <style:style style:name="P4" style:family="paragraph" style:parent-style-name="Standard">
      <style:paragraph-properties fo:text-align="start" style:justify-single-word="false"/>
      <style:text-properties style:font-name="LM Mono 10" officeooo:rsid="000780d0" officeooo:paragraph-rsid="0007827a"/>
    </style:style>
    <style:style style:name="P5" style:family="paragraph" style:parent-style-name="Standard">
      <style:paragraph-properties fo:text-align="center" style:justify-single-word="false"/>
      <style:text-properties style:font-name="LM Mono 10" officeooo:rsid="000780d0" officeooo:paragraph-rsid="000780d0"/>
    </style:style>
    <style:style style:name="P6" style:family="paragraph" style:parent-style-name="Standard">
      <style:paragraph-properties fo:text-align="start" style:justify-single-word="false"/>
      <style:text-properties style:font-name="LM Mono 10" officeooo:rsid="0007827a" officeooo:paragraph-rsid="0007827a"/>
    </style:style>
    <style:style style:name="P7" style:family="paragraph" style:parent-style-name="Standard">
      <style:paragraph-properties fo:text-align="start" style:justify-single-word="false"/>
      <style:text-properties style:font-name="LM Mono 10" officeooo:rsid="0007827a" officeooo:paragraph-rsid="0007cfa5"/>
    </style:style>
    <style:style style:name="P8" style:family="paragraph" style:parent-style-name="Standard">
      <style:paragraph-properties fo:text-align="center" style:justify-single-word="false"/>
      <style:text-properties style:font-name="LM Mono 10" officeooo:rsid="0007827a" officeooo:paragraph-rsid="0007827a"/>
    </style:style>
    <style:style style:name="P9" style:family="paragraph" style:parent-style-name="Standard">
      <style:paragraph-properties fo:text-align="center" style:justify-single-word="false"/>
      <style:text-properties style:font-name="LM Mono 10" officeooo:rsid="0007cfa5" officeooo:paragraph-rsid="0007cfa5"/>
    </style:style>
    <style:style style:name="P10" style:family="paragraph" style:parent-style-name="Standard">
      <style:paragraph-properties fo:text-align="start" style:justify-single-word="false"/>
      <style:text-properties style:font-name="LM Mono 10" officeooo:rsid="0007cfa5" officeooo:paragraph-rsid="0007cfa5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07827a" officeooo:paragraph-rsid="0007cfa5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07cfa5" officeooo:paragraph-rsid="0007cfa5"/>
    </style:style>
    <style:style style:name="T1" style:family="text">
      <style:text-properties officeooo:rsid="000780d0"/>
    </style:style>
    <style:style style:name="T2" style:family="text">
      <style:text-properties officeooo:rsid="000782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text:span text:style-name="T2">Spatially filter (convolve) the image on the left with the 3 x 3 mask (kernel) shown. State the</text:span></text:p>
      <text:p text:style-name="P2"><text:span text:style-name="T2">assumptions you make for the pixels outside the source image.</text:span></text:p>
      <text:p text:style-name="P2"/>
      <text:p text:style-name="P4">Assume all pixels outside the image are 0. Output image:</text:p>
      <text:p text:style-name="P5">0 <text:s/>1 <text:s/>2 <text:s/>1 <text:s/>0</text:p>
      <text:p text:style-name="P5">1 <text:s/>6 10 <text:s/>6 <text:s/>1</text:p>
      <text:p text:style-name="P5">2 12 20 12 <text:s/>2</text:p>
      <text:p text:style-name="P5">1 10 18 10 <text:s/>1</text:p>
      <text:p text:style-name="P8">0 <text:s/>3 <text:s/>6 <text:s/>3 <text:s/>0</text:p>
      <text:p text:style-name="P1"/>
      <text:p text:style-name="P3">2. What is the result of mean filtering (averaging pixels with their 8-connected neighbors) for</text:p>
      <text:p text:style-name="P3">the following image?</text:p>
      <text:p text:style-name="P3"/>
      <text:p text:style-name="P6">Round to nearest whole number. <text:span text:style-name="T1">Assume all pixels outside the image are 0. </text:span>Output image:</text:p>
      <text:p text:style-name="P8"><text:s/>4 <text:s/>6 10 13 11</text:p>
      <text:p text:style-name="P8">16 19 25 20 17</text:p>
      <text:p text:style-name="P8">16 20 25 20 16</text:p>
      <text:p text:style-name="P8">17 20 24 19 16</text:p>
      <text:p text:style-name="P8"><text:s/>5 <text:s/>7 10 13 10</text:p>
      <text:p text:style-name="P3"/>
      <text:p text:style-name="P3">3. What is the result of median filtering (using 8-connected neighbors) for the following image?</text:p>
      <text:p text:style-name="P7"/>
      <text:p text:style-name="P7">Round to nearest whole number. <text:span text:style-name="T1">Assume all pixels outside the image are 0. </text:span>Output image:</text:p>
      <text:p text:style-name="P8"><text:s/>0 <text:s/>9 <text:s/>9 <text:s/>9 <text:s/>0</text:p>
      <text:p text:style-name="P8"><text:s/>9 <text:s/>9 11 24 24</text:p>
      <text:p text:style-name="P8"><text:s/>9 10 12 23 23</text:p>
      <text:p text:style-name="P8">10 11 12 22 22</text:p>
      <text:p text:style-name="P8"><text:s/>0 10 11 12 <text:s/>0</text:p>
      <text:p text:style-name="P8"/>
      <text:p text:style-name="P11">4. What is the result of unsharp masking using an A = 1 (a 5 in the center) mask?</text:p>
      <text:p text:style-name="P12">31 26 0 68 57</text:p>
      <text:p text:style-name="P12">11 14 -9 44 67</text:p>
      <text:p text:style-name="P12">18 1 -8 37 51</text:p>
      <text:p text:style-name="P12">25 13 8 35 37</text:p>
      <text:p text:style-name="P12">28 25 0 53 81</text:p>
      <text:p text:style-name="P12"/>
      <text:p text:style-name="P12">5. This question walks through the computational steps for gradient-magnitude edge detection</text:p>
      <text:p text:style-name="P12">for the following image: (For this question, don’t worry about the border pixels.)</text:p>
      <text:p text:style-name="P12"/>
      <text:p text:style-name="P12">(a) What is the result of applying the x-derivative Sobel filter? (Remember to divide by 8.)</text:p>
      <text:p text:style-name="P12"/>
      <text:p text:style-name="P12">(b) What is the result of applying the y-derivative Sobel filter? (Remember to divide by 8.)</text:p>
      <text:p text:style-name="P12"/>
      <text:p text:style-name="P12"><text:soft-page-break/>(c) What is the gradient magnitude at each pixel?</text:p>
      <text:p text:style-name="P12"/>
      <text:p text:style-name="P10">Part A: x-derivative Sobel filter</text:p>
      <text:p text:style-name="P9">0.1 7.8 8.4</text:p>
      <text:p text:style-name="P9">0.2 7.5 7.6</text:p>
      <text:p text:style-name="P9">0.1 6.4 6.5</text:p>
      <text:p text:style-name="P10"></text:p>
      <text:p text:style-name="P10">Part B: y-derivative Sobel filter</text:p>
      <text:p text:style-name="P9">-0.9 -0.5 0.1</text:p>
      <text:p text:style-name="P9">1.0 0.5 -1.1</text:p>
      <text:p text:style-name="P9">0.9 0.1 -0.5</text:p>
      <text:p text:style-name="P10"></text:p>
      <text:p text:style-name="P10">Part C: Sum of x and y</text:p>
      <text:p text:style-name="P9">0.9 7.8 8.4</text:p>
      <text:p text:style-name="P9">1.0 7.5 7.7</text:p>
      <text:p text:style-name="P9">0.9 6.4 6.5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15:22:04.460222613</meta:creation-date>
    <dc:date>2015-06-09T17:10:06.726297514</dc:date>
    <meta:editing-duration>PT1H40M4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48" meta:word-count="331" meta:character-count="1577" meta:non-whitespace-character-count="1238"/>
  </office:meta>
</office:document-meta>
</file>